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86941271" text:style-name="L1">
        <text:list-item>
          <text:p text:style-name="P1">Odex File format </text:p>
        </text:list-item>
      </text:list>
      <text:p text:style-name="Standard"/>
      <text:p text:style-name="Standard">struct ODEXFile</text:p>
      <text:p text:style-name="Standard">{</text:p>
      <text:p text:style-name="Standard"><text:tab/>DexOptHeader<text:tab/>header;</text:p>
      <text:p text:style-name="Standard"><text:tab/>DEXFile<text:tab/><text:tab/><text:tab/>dexFile;</text:p>
      <text:p text:style-name="Standard"><text:tab/>Dependences<text:tab/><text:tab/>deps;</text:p>
      <text:p text:style-name="Standard"><text:tab/>ChunkDexClassLookup<text:tab/>lookup;</text:p>
      <text:p text:style-name="Standard"><text:tab/>ChunkRegisterMapPool<text:tab/>mappool;</text:p>
      <text:p text:style-name="Standard"><text:tab/>ChunkEnd<text:tab/><text:tab/>end;</text:p>
      <text:p text:style-name="Standard">};</text:p>
      <text:p text:style-name="Standard"/>
      <text:p text:style-name="Standard"/>
      <text:list xml:id="list2020086709" text:continue-numbering="true" text:style-name="L1">
        <text:list-item>
          <text:p text:style-name="P1">Header</text:p>
        </text:list-item>
      </text:list>
      <text:p text:style-name="Standard"/>
      <text:list xml:id="list989206703" text:style-name="L2">
        <text:list-item>
          <text:p text:style-name="P2">structure </text:p>
          <text:p text:style-name="P2">file : DexFile.h</text:p>
        </text:list-item>
        <text:list-item>
          <text:p text:style-name="P2"/>
        </text:list-item>
      </text:list>
      <text:p text:style-name="Standard">struct DexOptHeader {</text:p>
      <text:p text:style-name="Standard"><text:s text:c="4"/>u1 <text:s/>magic[8]; <text:s text:c="10"/>/* includes version number */</text:p>
      <text:p text:style-name="Standard"/>
      <text:p text:style-name="Standard"><text:s text:c="4"/>u4 <text:s/>dexOffset; <text:s text:c="9"/>/* file offset of DEX header */</text:p>
      <text:p text:style-name="Standard"><text:s text:c="4"/>u4 <text:s/>dexLength;</text:p>
      <text:p text:style-name="Standard"><text:s text:c="4"/>u4 <text:s/>depsOffset; <text:s text:c="8"/>/* offset of optimized DEX dependency table */</text:p>
      <text:p text:style-name="Standard"><text:s text:c="4"/>u4 <text:s/>depsLength;</text:p>
      <text:p text:style-name="Standard"><text:s text:c="4"/>u4 <text:s/>optOffset; <text:s text:c="9"/>/* file offset of optimized data tables */</text:p>
      <text:p text:style-name="Standard"><text:s text:c="4"/>u4 <text:s/>optLength;</text:p>
      <text:p text:style-name="Standard"/>
      <text:p text:style-name="Standard"><text:s text:c="4"/>u4 <text:s/>flags; <text:s text:c="13"/>/* some info flags */</text:p>
      <text:p text:style-name="Standard"><text:s text:c="4"/>u4 <text:s/>checksum; <text:s text:c="10"/>/* adler32 checksum covering deps/opt */</text:p>
      <text:p text:style-name="Standard"/>
      <text:p text:style-name="Standard"><text:s text:c="4"/>/* pad for 64-bit alignment if necessary */</text:p>
      <text:p text:style-name="Standard">};</text:p>
      <text:p text:style-name="Standard"/>
      <text:p text:style-name="Standard">2. dependencies</text:p>
      <text:p text:style-name="Standard"/>
      <text:p text:style-name="Standard">struct Dependences</text:p>
      <text:p text:style-name="Standard">{</text:p>
      <text:p text:style-name="Standard"><text:tab/>u4 modWhen;</text:p>
      <text:p text:style-name="Standard"><text:tab/>u4 crc;</text:p>
      <text:p text:style-name="Standard"><text:tab/>u4 DALVIK_VM_BUILD;</text:p>
      <text:p text:style-name="Standard"><text:tab/>u4 numDeps;</text:p>
      <text:p text:style-name="Standard"><text:tab/>struct </text:p>
      <text:p text:style-name="Standard"><text:tab/>{</text:p>
      <text:p text:style-name="Standard"><text:tab/><text:tab/>u4 len;</text:p>
      <text:p text:style-name="Standard"><text:tab/><text:tab/>u1 name[len];</text:p>
      <text:p text:style-name="Standard"><text:tab/><text:tab/>kSHA1DigestLen signature;</text:p>
      <text:p text:style-name="Standard"><text:tab/>} table[numDeps];</text:p>
      <text:p text:style-name="Standard">};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3-05T14:12:49</meta:creation-date>
    <meta:generator>LibreOffice/3.5$Linux_X86_64 LibreOffice_project/350m1$Build-2</meta:generator>
    <dc:date>2014-03-13T11:57:41</dc:date>
    <dc:creator>Jasper Li</dc:creator>
    <meta:editing-duration>PT25M2S</meta:editing-duration>
    <meta:editing-cycles>3</meta:editing-cycles>
    <meta:document-statistic meta:table-count="0" meta:image-count="0" meta:object-count="0" meta:page-count="2" meta:paragraph-count="39" meta:word-count="120" meta:character-count="875" meta:non-whitespace-character-count="663"/>
  </office:meta>
</office:document-meta>
</file>